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/ColorTable.xml"/>
  <manifest:file-entry manifest:media-type="text/xml" manifest:full-path="settings.xml"/>
  <manifest:file-entry manifest:media-type="image/png" manifest:full-path="Pictures/100002010000008000000080FDA99794.png"/>
  <manifest:file-entry manifest:media-type="image/png" manifest:full-path="Pictures/10000201000000800000008071E5EED7.png"/>
  <manifest:file-entry manifest:media-type="image/png" manifest:full-path="Pictures/100002010000008000000080E324638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72a505" draw:textarea-horizontal-align="left" draw:auto-grow-height="true" draw:auto-grow-width="true" fo:min-height="2.95cm" fo:min-width="4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63cm" fo:min-width="3.9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3.975cm"/>
    </style:style>
    <style:style style:name="gr12" style:family="graphic" style:parent-style-name="objectwithoutfill">
      <style:graphic-properties svg:stroke-color="#ffffff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7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0.4cm" svg:x="1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10.05cm" svg:y1="1cm" svg:x2="10.095cm" svg:y2="13.5cm">
          <text:p/>
        </draw:line>
        <draw:frame draw:style-name="gr3" draw:text-style-name="P3" draw:layer="layout" svg:width="5.3cm" svg:height="3.2cm" svg:x="2.1cm" svg:y="4.3cm">
          <draw:text-box>
            <text:p text:style-name="P2"><text:span text:style-name="T1"/></text:p>
            <text:p text:style-name="P1"><text:span text:style-name="T1">Eyepea</text:span></text:p>
            <text:p text:style-name="P2"><text:span text:style-name="T1">Monitoring Agent</text:span></text:p>
          </draw:text-box>
        </draw:frame>
        <draw:frame draw:style-name="gr4" draw:text-style-name="P4" draw:layer="layout" svg:width="5.988cm" svg:height="0.962cm" svg:x="1.9cm" svg:y="3.1cm">
          <draw:text-box>
            <text:p><text:span text:style-name="T1">Monitored server(s)</text:span></text:p>
          </draw:text-box>
        </draw:frame>
        <draw:frame draw:style-name="gr5" draw:text-style-name="P4" draw:layer="layout" svg:width="6.3cm" svg:height="0.962cm" svg:x="2cm" svg:y="1.162cm">
          <draw:text-box>
            <text:p><text:span text:style-name="T1">Client Infrastructure</text:span></text:p>
          </draw:text-box>
        </draw:frame>
        <draw:frame draw:style-name="gr6" draw:text-style-name="P4" draw:layer="layout" svg:width="2.8cm" svg:height="0.962cm" svg:x="13.1cm" svg:y="4.344cm">
          <draw:text-box>
            <text:p><text:span text:style-name="T1">Shinken</text:span></text:p>
          </draw:text-box>
        </draw:frame>
        <draw:frame draw:style-name="gr7" draw:text-style-name="P1" draw:layer="layout" svg:width="1.907cm" svg:height="1.907cm" svg:x="1.777cm" svg:y="11.5cm">
          <draw:image xlink:href="Pictures/100002010000008000000080E324638B.png" xlink:type="simple" xlink:show="embed" xlink:actuate="onLoad">
            <text:p/>
          </draw:image>
        </draw:frame>
        <draw:frame draw:style-name="gr7" draw:text-style-name="P1" draw:layer="layout" svg:width="1.693cm" svg:height="1.693cm" svg:x="4.007cm" svg:y="11.6cm">
          <draw:image xlink:href="Pictures/100002010000008000000080FDA99794.png" xlink:type="simple" xlink:show="embed" xlink:actuate="onLoad">
            <text:p/>
          </draw:image>
        </draw:frame>
        <draw:frame draw:style-name="gr7" draw:text-style-name="P1" draw:layer="layout" svg:width="1.561cm" svg:height="1.561cm" svg:x="6.2cm" svg:y="11.6cm">
          <draw:image xlink:href="Pictures/10000201000000800000008071E5EED7.png" xlink:type="simple" xlink:show="embed" xlink:actuate="onLoad">
            <text:p/>
          </draw:image>
        </draw:frame>
        <draw:line draw:style-name="gr8" draw:layer="layout" svg:x1="1.6cm" svg:y1="11.4cm" svg:x2="8cm" svg:y2="11.4cm">
          <text:p/>
        </draw:line>
        <draw:custom-shape draw:style-name="gr9" draw:text-style-name="P1" draw:layer="layout" svg:width="1cm" svg:height="2.6cm" svg:x="4.25cm" svg:y="8.7cm">
          <text:p/>
          <draw:enhanced-geometry svg:viewBox="0 0 21600 21600" draw:mirror-horizontal="false" draw:mirror-vertical="false" draw:text-areas="?f0 0 ?f2 ?f5" draw:type="down-arrow" draw:modifiers="18299.9230966419 4790.409590409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5.1cm" svg:height="1.1cm" svg:x="7.7cm" svg:y="6.3cm">
          <text:p text:style-name="P1"><text:span text:style-name="T2">NSCA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5.3cm" svg:height="1cm" svg:x="2.1cm" svg:y="7.5cm">
          <draw:text-box>
            <text:p text:style-name="P6"><text:span text:style-name="T1"><text:s text:c="2"/></text:span><text:span text:style-name="T1">Nagios plugins</text:span></text:p>
          </draw:text-box>
        </draw:frame>
        <draw:line draw:style-name="gr12" draw:layer="layout" svg:x1="0.3cm" svg:y1="10.1cm" svg:x2="1cm" svg:y2="10.1cm">
          <text:p/>
        </draw:line>
        <draw:frame draw:style-name="gr13" draw:text-style-name="P4" draw:layer="layout" svg:width="7.9cm" svg:height="0.962cm" svg:x="10.7cm" svg:y="1.2cm">
          <draw:text-box>
            <text:p><text:span text:style-name="T1">Your monitoring server(s)</text:span></text:p>
          </draw:text-box>
        </draw:frame>
        <draw:custom-shape draw:style-name="gr10" draw:text-style-name="P5" draw:layer="layout" svg:width="5.1cm" svg:height="1.1cm" svg:x="7.7cm" svg:y="4.3cm">
          <text:p text:style-name="P1"><text:span text:style-name="T2">HTTP(S) (WS)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1cm" svg:x="3.2cm" svg:y="9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8.5cm" svg:y="5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5cm" svg:height="1.673cm" svg:x="13.25cm" svg:y="6.2cm">
          <draw:text-box>
            <text:p><text:span text:style-name="T1">Nagios</text:span><text:span text:style-name="T1"><text:line-break/></text:span><text:span text:style-name="T1"> Icin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1:51:49</meta:creation-date>
    <dc:date>2012-06-25T19:29:40</dc:date>
    <meta:editing-duration>PT20M39S</meta:editing-duration>
    <meta:editing-cycles>6</meta:editing-cycles>
    <meta:generator>LibreOffice/3.5$Linux_X86_64 LibreOffice_project/350m1$Build-102</meta:generator>
    <meta:document-statistic meta:object-count="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Sun 1" draw:color="#333366"/>
  <draw:color draw:name="Sun 2" draw:color="#666699"/>
  <draw:color draw:name="Sun 3" draw:color="#9999cc"/>
  <draw:color draw:name="Sun 4" draw:color="#ccccff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Eyepea" draw:color="#72a505"/>
</ooo:color-table>
</file>